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1.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302cm"/>
    </style:style>
    <style:style style:name="co8" style:family="table-column">
      <style:table-column-properties fo:break-before="auto" style:column-width="5.554cm"/>
    </style:style>
    <style:style style:name="co9" style:family="table-column">
      <style:table-column-properties fo:break-before="auto" style:column-width="2.69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>
      <number:year/>
      <number:text>년 </number:text>
      <number:month/>
      <number:text>월 </number:text>
      <number:day/>
      <number:text>일 </number:text>
      <number:hours/>
      <number:text>시 </number:text>
      <number:minutes/>
      <number:text>분</number:text>
    </number:date-style>
    <style:style style:name="ce1" style:family="table-cell" style:parent-style-name="Default" style:data-style-name="N50"/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ce1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모양 – 다각형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ormes 1</text:p>
          </table:table-cell>
          <table:table-cell office:value-type="string">
            <text:p>모양 1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모양 3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동물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자동차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벌레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Other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시스코 – 기타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시스코 – 매체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시스코 – 제품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시스코 - WAN - LAN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도미노 – 보통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도미노 - 번호 매겨진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전자기기 – 부품 1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전자기기 - 부품 2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전자기기 – 부품 3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4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전자기기 – 부품 4 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전자기기 – 부품 5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sign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전자기기 – 부품 6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전자기기 - 게이지 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ople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사람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overlay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건축 – 덮개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furniture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건축 – 가구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uilding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건축 – 건물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athroom, kitchen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건축 – 욕실, 부엌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kitchen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건축 – 부엌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windows, door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건축 – 창, 문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공정도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공정도 2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Foral-스튜디오 A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사진 – 동물군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사진 – 빌딩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사진 – 식물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사진 – 조각상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사진 – 전경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사진 – 도시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사진 – 꽃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치료학 – 일반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날씨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수송 수단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기호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파란 남자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화학 – 아미노산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논리적 기호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논리적 통로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로고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이모티콘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화살표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시계 – 1시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시계 – 2시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시계 – 3시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시계 – 4시 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시계 – 5시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시계 – 6시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시계 – 7시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시계 – 8시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시계 – 9시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시계 – 10시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시계 – 11시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시계 – 12시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- part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공기역학 – 부품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컴퓨터 – 일반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컴퓨터 – 네트워크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컴퓨터 - 네트워크 기기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컴퓨터 – Wi-Fi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수치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기호 – 위험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사물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frica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지도- 아프리카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지도 – 미국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지도 – 호주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지도 – 아시아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지도 – 남아메리카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지도 – 유럽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지도 – 유럽 1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지도 – 프랑스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 - countrie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지도 - 프랑스 지방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gn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지도 – 표지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지도 – 캐나다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지도 – 대륙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지도 - 중동 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지도 - 중앙 아메리카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지도 – 중세시대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지도 – 멕시코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지도 - 고대 시대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mbol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지도 - 심볼 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지도 - 역사 – 1900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지도 - 세계 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작물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일부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깃발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음악 – 기구 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음악 – 시트 뮤직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특수 그림 문자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사진 – 축하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oods and Drink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사진 - 음식과 음료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– Human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사진 – 사람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사진 – 사물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사진 – 공간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사진 – 여행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오픈오피스 로고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igion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종교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건물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홈페이지 2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O</text:p>
          </table:table-cell>
          <table:table-cell office:value-type="string">
            <text:p>총알 2</text:p>
          </table:table-cell>
          <table:table-cell table:number-columns-repeated="3"/>
          <table:table-cell office:value-type="date" office:date-value="2006-07-06T12:12:00">
            <text:p>06년 7월 6일 12시 12분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8">2008-06-28</text:date>, <text:time>15:51:39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7-06-20T13:52:15</meta:creation-date>
    <dc:creator>경호 이</dc:creator>
    <dc:date>2008-06-28T15:51:39</dc:date>
    <meta:editing-cycles>3</meta:editing-cycles>
    <meta:editing-duration>PT3M8S</meta:editing-duration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